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Story 3</text:p>
      <text:p text:style-name="Standard">„Fahrer erhält Auftrag“</text:p>
      <text:p text:style-name="Standard"/>
      <text:p text:style-name="Standard">Fahrer Peter Knopf <text:s/>bekommt ein SMS mit Auftragsbeschreibung:</text:p>
      <text:list xml:id="list1898754814" text:style-name="L1">
        <text:list-item>
          <text:p text:style-name="P1">Datum</text:p>
        </text:list-item>
        <text:list-item>
          <text:p text:style-name="P1">Kennzeichen des angeforderten Fahrzeugs</text:p>
        </text:list-item>
      </text:list>
      <text:list xml:id="list163358965" text:style-name="L2">
        <text:list-item>
          <text:p text:style-name="P2">Art der Ladung (das System hat schon überprüft, dass Herr Knopf entsprechende Lizenz besitzt)</text:p>
        </text:list-item>
        <text:list-item>
          <text:p text:style-name="P2">Start, Ziel und evtl. Zwischenhalte in Kurzform.</text:p>
        </text:list-item>
        <text:list-item>
          <text:p text:style-name="P2">Preis</text:p>
        </text:list-item>
        <text:list-item>
          <text:p text:style-name="P2">Auftragsnummer</text:p>
        </text:list-item>
        <text:list-item>
          <text:p text:style-name="P2">Soll der Wagen plombiert werden.</text:p>
        </text:list-item>
      </text:list>
      <text:p text:style-name="Standard"/>
      <text:p text:style-name="Standard">Wenn er nicht annehmen will, tut er nichts.</text:p>
      <text:p text:style-name="Standard"/>
      <text:p text:style-name="Standard">Herr Knopf will annehmen:</text:p>
      <text:p text:style-name="Standard">er leitet SMS weiter mit Zusatz „Ja“ oder „nehme an“.</text:p>
      <text:p text:style-name="Standard"/>
      <text:p text:style-name="Standard">Er kriegt höchstens 30 min. später eine SMS mit Bestätigung oder Mitteilung dass sein Auftrag abgesagt ist.</text:p>
      <text:p text:style-name="Standard"/>
      <text:p text:style-name="Standard">Im Fall der Auftrag ist bestätigt, kriegt er nun weitere SMS mit genauen Addressen de Lade- Verlade-Punkte, Ansprechpartner am O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r.H </meta:initial-creator>
    <meta:creation-date>2012-01-05T16:01:16</meta:creation-date>
    <dc:date>2012-01-09T11:00:33</dc:date>
    <dc:creator>Mr.H </dc:creator>
    <meta:editing-duration>PT01H03M00S</meta:editing-duration>
    <meta:editing-cycles>6</meta:editing-cycles>
    <meta:generator>OpenOffice.org/3.2$Linux OpenOffice.org_project/320m12$Build-9483</meta:generator>
    <meta:document-statistic meta:table-count="0" meta:image-count="0" meta:object-count="0" meta:page-count="1" meta:paragraph-count="15" meta:word-count="116" meta:character-count="698"/>
  </office:meta>
</office:document-meta>
</file>